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193cm"/>
    </style:style>
    <style:style style:name="co6" style:family="table-column">
      <style:table-column-properties fo:break-before="auto" style:column-width="2.697cm"/>
    </style:style>
    <style:style style:name="co7" style:family="table-column">
      <style:table-column-properties fo:break-before="auto" style:column-width="5.24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ummy_Entity_score_for_CD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table:style-name="Default" office:value-type="string" calcext:value-type="string">
            <text:p>entity_id</text:p>
          </table:table-cell>
          <table:table-cell office:value-type="string" calcext:value-type="string">
            <text:p>channel_id</text:p>
          </table:table-cell>
          <table:table-cell office:value-type="string" calcext:value-type="string">
            <text:p>score_id</text:p>
          </table:table-cell>
          <table:table-cell office:value-type="string" calcext:value-type="string">
            <text:p>score_value</text:p>
          </table:table-cell>
          <table:table-cell office:value-type="string" calcext:value-type="string">
            <text:p>score_label</text:p>
          </table:table-cell>
          <table:table-cell office:value-type="string" calcext:value-type="string">
            <text:p>score_level</text:p>
          </table:table-cell>
          <table:table-cell office:value-type="string" calcext:value-type="string">
            <text:p>universe</text:p>
          </table:table-cell>
          <table:table-cell table:style-name="Default" office:value-type="string" calcext:value-type="string">
            <text:p>created_date</text:p>
          </table:table-cell>
        </table:table-row>
        <table:table-row table:style-name="ro1">
          <table:table-cell table:style-name="Default" office:value-type="float" office:value="3382201520" calcext:value-type="float">
            <text:p>3382201520</text:p>
          </table:table-cell>
          <table:table-cell office:value-type="float" office:value="42295908" calcext:value-type="float">
            <text:p>42295908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26-Feb-2020</text:p>
          </table:table-cell>
        </table:table-row>
        <table:table-row table:style-name="ro1">
          <table:table-cell table:style-name="Default" office:value-type="float" office:value="5559787041" calcext:value-type="float">
            <text:p>5559787041</text:p>
          </table:table-cell>
          <table:table-cell office:value-type="float" office:value="9239107" calcext:value-type="float">
            <text:p>9239107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May-2020</text:p>
          </table:table-cell>
        </table:table-row>
        <table:table-row table:style-name="ro1">
          <table:table-cell table:style-name="Default" office:value-type="float" office:value="5990849835" calcext:value-type="float">
            <text:p>5990849835</text:p>
          </table:table-cell>
          <table:table-cell office:value-type="float" office:value="18325893" calcext:value-type="float">
            <text:p>18325893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table:style-name="Default" office:value-type="float" office:value="2161873222" calcext:value-type="float">
            <text:p>2161873222</text:p>
          </table:table-cell>
          <table:table-cell office:value-type="float" office:value="22443745" calcext:value-type="float">
            <text:p>22443745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07-Jul-2020</text:p>
          </table:table-cell>
        </table:table-row>
        <table:table-row table:style-name="ro1">
          <table:table-cell table:style-name="Default" office:value-type="float" office:value="8897218448" calcext:value-type="float">
            <text:p>8897218448</text:p>
          </table:table-cell>
          <table:table-cell office:value-type="float" office:value="61801983" calcext:value-type="float">
            <text:p>61801983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20</text:p>
          </table:table-cell>
        </table:table-row>
        <table:table-row table:style-name="ro1">
          <table:table-cell table:style-name="Default" office:value-type="float" office:value="8171871237" calcext:value-type="float">
            <text:p>8171871237</text:p>
          </table:table-cell>
          <table:table-cell office:value-type="float" office:value="63779283" calcext:value-type="float">
            <text:p>63779283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-Jun-2020</text:p>
          </table:table-cell>
        </table:table-row>
        <table:table-row table:style-name="ro1">
          <table:table-cell table:style-name="Default" office:value-type="float" office:value="5792178138" calcext:value-type="float">
            <text:p>5792178138</text:p>
          </table:table-cell>
          <table:table-cell office:value-type="float" office:value="25432684" calcext:value-type="float">
            <text:p>25432684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Apr-2020</text:p>
          </table:table-cell>
        </table:table-row>
        <table:table-row table:style-name="ro1">
          <table:table-cell table:style-name="Default" office:value-type="float" office:value="1702431796" calcext:value-type="float">
            <text:p>1702431796</text:p>
          </table:table-cell>
          <table:table-cell office:value-type="float" office:value="36301981" calcext:value-type="float">
            <text:p>36301981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11-Apr-2020</text:p>
          </table:table-cell>
        </table:table-row>
        <table:table-row table:style-name="ro1">
          <table:table-cell table:style-name="Default" office:value-type="float" office:value="3641473215" calcext:value-type="float">
            <text:p>3641473215</text:p>
          </table:table-cell>
          <table:table-cell office:value-type="float" office:value="73804806" calcext:value-type="float">
            <text:p>7380480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-Apr-2020</text:p>
          </table:table-cell>
        </table:table-row>
        <table:table-row table:style-name="ro1">
          <table:table-cell table:style-name="Default" office:value-type="float" office:value="2707709474" calcext:value-type="float">
            <text:p>2707709474</text:p>
          </table:table-cell>
          <table:table-cell office:value-type="float" office:value="27625314" calcext:value-type="float">
            <text:p>27625314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18-Oct-2020</text:p>
          </table:table-cell>
        </table:table-row>
        <table:table-row table:style-name="ro1">
          <table:table-cell table:style-name="Default" office:value-type="float" office:value="7028421275" calcext:value-type="float">
            <text:p>7028421275</text:p>
          </table:table-cell>
          <table:table-cell office:value-type="float" office:value="27625315" calcext:value-type="float">
            <text:p>27625315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01-Apr-2020</text:p>
          </table:table-cell>
        </table:table-row>
        <table:table-row table:style-name="ro1">
          <table:table-cell table:style-name="Default" office:value-type="float" office:value="2242165802" calcext:value-type="float">
            <text:p>2242165802</text:p>
          </table:table-cell>
          <table:table-cell office:value-type="float" office:value="27625316" calcext:value-type="float">
            <text:p>27625316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8-Oct-2020</text:p>
          </table:table-cell>
        </table:table-row>
        <table:table-row table:style-name="ro1">
          <table:table-cell office:value-type="float" office:value="4620788896" calcext:value-type="float">
            <text:p>4620788896</text:p>
          </table:table-cell>
          <table:table-cell office:value-type="float" office:value="27625317" calcext:value-type="float">
            <text:p>2762531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733272168" calcext:value-type="float">
            <text:p>3733272168</text:p>
          </table:table-cell>
          <table:table-cell office:value-type="float" office:value="27625318" calcext:value-type="float">
            <text:p>27625318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554478933" calcext:value-type="float">
            <text:p>7554478933</text:p>
          </table:table-cell>
          <table:table-cell office:value-type="float" office:value="27625319" calcext:value-type="float">
            <text:p>27625319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485881351" calcext:value-type="float">
            <text:p>7485881351</text:p>
          </table:table-cell>
          <table:table-cell office:value-type="float" office:value="27625320" calcext:value-type="float">
            <text:p>27625320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643775216" calcext:value-type="float">
            <text:p>2643775216</text:p>
          </table:table-cell>
          <table:table-cell office:value-type="float" office:value="27625321" calcext:value-type="float">
            <text:p>27625321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452416883" calcext:value-type="float">
            <text:p>1452416883</text:p>
          </table:table-cell>
          <table:table-cell office:value-type="float" office:value="27625322" calcext:value-type="float">
            <text:p>27625322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943824864" calcext:value-type="float">
            <text:p>2943824864</text:p>
          </table:table-cell>
          <table:table-cell office:value-type="float" office:value="27625323" calcext:value-type="float">
            <text:p>27625323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881032015" calcext:value-type="float">
            <text:p>5881032015</text:p>
          </table:table-cell>
          <table:table-cell office:value-type="float" office:value="27625324" calcext:value-type="float">
            <text:p>27625324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898770885" calcext:value-type="float">
            <text:p>8898770885</text:p>
          </table:table-cell>
          <table:table-cell office:value-type="float" office:value="27625325" calcext:value-type="float">
            <text:p>27625325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751053529" calcext:value-type="float">
            <text:p>4751053529</text:p>
          </table:table-cell>
          <table:table-cell office:value-type="float" office:value="27625326" calcext:value-type="float">
            <text:p>27625326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723634989" calcext:value-type="float">
            <text:p>3723634989</text:p>
          </table:table-cell>
          <table:table-cell office:value-type="float" office:value="27625327" calcext:value-type="float">
            <text:p>27625327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229219109" calcext:value-type="float">
            <text:p>6229219109</text:p>
          </table:table-cell>
          <table:table-cell office:value-type="float" office:value="27625328" calcext:value-type="float">
            <text:p>27625328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988474446" calcext:value-type="float">
            <text:p>2988474446</text:p>
          </table:table-cell>
          <table:table-cell office:value-type="float" office:value="27625329" calcext:value-type="float">
            <text:p>27625329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780421217" calcext:value-type="float">
            <text:p>5780421217</text:p>
          </table:table-cell>
          <table:table-cell office:value-type="float" office:value="27625330" calcext:value-type="float">
            <text:p>27625330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067919418" calcext:value-type="float">
            <text:p>6067919418</text:p>
          </table:table-cell>
          <table:table-cell office:value-type="float" office:value="27625331" calcext:value-type="float">
            <text:p>27625331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808986896" calcext:value-type="float">
            <text:p>3808986896</text:p>
          </table:table-cell>
          <table:table-cell office:value-type="float" office:value="27625332" calcext:value-type="float">
            <text:p>27625332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418709329" calcext:value-type="float">
            <text:p>7418709329</text:p>
          </table:table-cell>
          <table:table-cell office:value-type="float" office:value="27625333" calcext:value-type="float">
            <text:p>27625333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841543870" calcext:value-type="float">
            <text:p>3841543870</text:p>
          </table:table-cell>
          <table:table-cell office:value-type="float" office:value="27625334" calcext:value-type="float">
            <text:p>27625334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489387766" calcext:value-type="float">
            <text:p>8489387766</text:p>
          </table:table-cell>
          <table:table-cell office:value-type="float" office:value="27625335" calcext:value-type="float">
            <text:p>27625335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720399039" calcext:value-type="float">
            <text:p>2720399039</text:p>
          </table:table-cell>
          <table:table-cell office:value-type="float" office:value="27625336" calcext:value-type="float">
            <text:p>27625336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158851962" calcext:value-type="float">
            <text:p>1158851962</text:p>
          </table:table-cell>
          <table:table-cell office:value-type="float" office:value="27625337" calcext:value-type="float">
            <text:p>2762533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26-Feb-2020</text:p>
          </table:table-cell>
        </table:table-row>
        <table:table-row table:style-name="ro1">
          <table:table-cell office:value-type="float" office:value="7182851641" calcext:value-type="float">
            <text:p>7182851641</text:p>
          </table:table-cell>
          <table:table-cell office:value-type="float" office:value="27625338" calcext:value-type="float">
            <text:p>2762533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May-2020</text:p>
          </table:table-cell>
        </table:table-row>
        <table:table-row table:style-name="ro1">
          <table:table-cell office:value-type="float" office:value="4135612644" calcext:value-type="float">
            <text:p>4135612644</text:p>
          </table:table-cell>
          <table:table-cell office:value-type="float" office:value="27625339" calcext:value-type="float">
            <text:p>2762533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8021030962" calcext:value-type="float">
            <text:p>8021030962</text:p>
          </table:table-cell>
          <table:table-cell office:value-type="float" office:value="27625340" calcext:value-type="float">
            <text:p>2762534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07-Jul-2020</text:p>
          </table:table-cell>
        </table:table-row>
        <table:table-row table:style-name="ro1">
          <table:table-cell office:value-type="float" office:value="2620052448" calcext:value-type="float">
            <text:p>2620052448</text:p>
          </table:table-cell>
          <table:table-cell office:value-type="float" office:value="27625341" calcext:value-type="float">
            <text:p>2762534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20</text:p>
          </table:table-cell>
        </table:table-row>
        <table:table-row table:style-name="ro1">
          <table:table-cell office:value-type="float" office:value="1916134236" calcext:value-type="float">
            <text:p>1916134236</text:p>
          </table:table-cell>
          <table:table-cell office:value-type="float" office:value="27625342" calcext:value-type="float">
            <text:p>2762534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26-Feb-2020</text:p>
          </table:table-cell>
        </table:table-row>
        <table:table-row table:style-name="ro1">
          <table:table-cell office:value-type="float" office:value="7617049351" calcext:value-type="float">
            <text:p>7617049351</text:p>
          </table:table-cell>
          <table:table-cell office:value-type="float" office:value="27625343" calcext:value-type="float">
            <text:p>2762534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May-2020</text:p>
          </table:table-cell>
        </table:table-row>
        <table:table-row table:style-name="ro1">
          <table:table-cell office:value-type="float" office:value="8698211918" calcext:value-type="float">
            <text:p>8698211918</text:p>
          </table:table-cell>
          <table:table-cell office:value-type="float" office:value="27625344" calcext:value-type="float">
            <text:p>2762534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4005010177" calcext:value-type="float">
            <text:p>4005010177</text:p>
          </table:table-cell>
          <table:table-cell office:value-type="float" office:value="27625345" calcext:value-type="float">
            <text:p>2762534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2010695245" calcext:value-type="float">
            <text:p>2010695245</text:p>
          </table:table-cell>
          <table:table-cell office:value-type="float" office:value="27625346" calcext:value-type="float">
            <text:p>2762534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3968163803" calcext:value-type="float">
            <text:p>3968163803</text:p>
          </table:table-cell>
          <table:table-cell office:value-type="float" office:value="27625347" calcext:value-type="float">
            <text:p>2762534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8798054318" calcext:value-type="float">
            <text:p>8798054318</text:p>
          </table:table-cell>
          <table:table-cell office:value-type="float" office:value="27625349" calcext:value-type="float">
            <text:p>2762534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7489455267" calcext:value-type="float">
            <text:p>7489455267</text:p>
          </table:table-cell>
          <table:table-cell office:value-type="float" office:value="27625350" calcext:value-type="float">
            <text:p>2762535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4296544982" calcext:value-type="float">
            <text:p>4296544982</text:p>
          </table:table-cell>
          <table:table-cell office:value-type="float" office:value="27625351" calcext:value-type="float">
            <text:p>2762535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4163113124" calcext:value-type="float">
            <text:p>4163113124</text:p>
          </table:table-cell>
          <table:table-cell office:value-type="float" office:value="27625352" calcext:value-type="float">
            <text:p>2762535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8499180226" calcext:value-type="float">
            <text:p>8499180226</text:p>
          </table:table-cell>
          <table:table-cell office:value-type="float" office:value="27625353" calcext:value-type="float">
            <text:p>2762535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8562837649" calcext:value-type="float">
            <text:p>8562837649</text:p>
          </table:table-cell>
          <table:table-cell office:value-type="float" office:value="27625354" calcext:value-type="float">
            <text:p>2762535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5907399746" calcext:value-type="float">
            <text:p>5907399746</text:p>
          </table:table-cell>
          <table:table-cell office:value-type="float" office:value="27625355" calcext:value-type="float">
            <text:p>2762535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4184568330" calcext:value-type="float">
            <text:p>4184568330</text:p>
          </table:table-cell>
          <table:table-cell office:value-type="float" office:value="27625356" calcext:value-type="float">
            <text:p>2762535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3116210072" calcext:value-type="float">
            <text:p>3116210072</text:p>
          </table:table-cell>
          <table:table-cell office:value-type="float" office:value="27625357" calcext:value-type="float">
            <text:p>2762535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5797161052" calcext:value-type="float">
            <text:p>5797161052</text:p>
          </table:table-cell>
          <table:table-cell office:value-type="float" office:value="27625358" calcext:value-type="float">
            <text:p>2762535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7341315512" calcext:value-type="float">
            <text:p>7341315512</text:p>
          </table:table-cell>
          <table:table-cell office:value-type="float" office:value="27625359" calcext:value-type="float">
            <text:p>2762535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1202460925" calcext:value-type="float">
            <text:p>1202460925</text:p>
          </table:table-cell>
          <table:table-cell office:value-type="float" office:value="27625360" calcext:value-type="float">
            <text:p>2762536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06-Jul-2020</text:p>
          </table:table-cell>
        </table:table-row>
        <table:table-row table:style-name="ro1">
          <table:table-cell office:value-type="float" office:value="5278672802" calcext:value-type="float">
            <text:p>5278672802</text:p>
          </table:table-cell>
          <table:table-cell office:value-type="float" office:value="27625362" calcext:value-type="float">
            <text:p>2762536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0</text:p>
          </table:table-cell>
        </table:table-row>
        <table:table-row table:style-name="ro1">
          <table:table-cell office:value-type="float" office:value="1262651735" calcext:value-type="float">
            <text:p>1262651735</text:p>
          </table:table-cell>
          <table:table-cell office:value-type="float" office:value="27625363" calcext:value-type="float">
            <text:p>2762536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26-Feb-2020</text:p>
          </table:table-cell>
        </table:table-row>
        <table:table-row table:style-name="ro1">
          <table:table-cell office:value-type="float" office:value="6456462748" calcext:value-type="float">
            <text:p>6456462748</text:p>
          </table:table-cell>
          <table:table-cell office:value-type="float" office:value="27625364" calcext:value-type="float">
            <text:p>2762536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-May-2020</text:p>
          </table:table-cell>
        </table:table-row>
        <table:table-row table:style-name="ro1">
          <table:table-cell office:value-type="float" office:value="2822080742" calcext:value-type="float">
            <text:p>2822080742</text:p>
          </table:table-cell>
          <table:table-cell office:value-type="float" office:value="27625365" calcext:value-type="float">
            <text:p>2762536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0</text:p>
          </table:table-cell>
        </table:table-row>
        <table:table-row table:style-name="ro1">
          <table:table-cell office:value-type="float" office:value="7959657308" calcext:value-type="float">
            <text:p>7959657308</text:p>
          </table:table-cell>
          <table:table-cell office:value-type="float" office:value="27625366" calcext:value-type="float">
            <text:p>2762536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26-Feb-2020</text:p>
          </table:table-cell>
        </table:table-row>
        <table:table-row table:style-name="ro1">
          <table:table-cell office:value-type="float" office:value="6687373989" calcext:value-type="float">
            <text:p>6687373989</text:p>
          </table:table-cell>
          <table:table-cell office:value-type="float" office:value="27625367" calcext:value-type="float">
            <text:p>2762536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-May-2020</text:p>
          </table:table-cell>
        </table:table-row>
        <table:table-row table:style-name="ro1">
          <table:table-cell office:value-type="float" office:value="5218510935" calcext:value-type="float">
            <text:p>5218510935</text:p>
          </table:table-cell>
          <table:table-cell office:value-type="float" office:value="27625368" calcext:value-type="float">
            <text:p>2762536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0</text:p>
          </table:table-cell>
        </table:table-row>
        <table:table-row table:style-name="ro1">
          <table:table-cell office:value-type="float" office:value="2134167909" calcext:value-type="float">
            <text:p>2134167909</text:p>
          </table:table-cell>
          <table:table-cell office:value-type="float" office:value="27625369" calcext:value-type="float">
            <text:p>2762536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26-Feb-2020</text:p>
          </table:table-cell>
        </table:table-row>
        <table:table-row table:style-name="ro1">
          <table:table-cell office:value-type="float" office:value="7414453517" calcext:value-type="float">
            <text:p>7414453517</text:p>
          </table:table-cell>
          <table:table-cell office:value-type="float" office:value="27625370" calcext:value-type="float">
            <text:p>2762537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-May-2020</text:p>
          </table:table-cell>
        </table:table-row>
        <table:table-row table:style-name="ro1">
          <table:table-cell office:value-type="float" office:value="1072105639" calcext:value-type="float">
            <text:p>1072105639</text:p>
          </table:table-cell>
          <table:table-cell office:value-type="float" office:value="27625371" calcext:value-type="float">
            <text:p>2762537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0</text:p>
          </table:table-cell>
        </table:table-row>
        <table:table-row table:style-name="ro1">
          <table:table-cell office:value-type="float" office:value="8063667327" calcext:value-type="float">
            <text:p>8063667327</text:p>
          </table:table-cell>
          <table:table-cell office:value-type="float" office:value="27625372" calcext:value-type="float">
            <text:p>2762537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26-Feb-2020</text:p>
          </table:table-cell>
        </table:table-row>
        <table:table-row table:style-name="ro1">
          <table:table-cell office:value-type="float" office:value="6721236066" calcext:value-type="float">
            <text:p>6721236066</text:p>
          </table:table-cell>
          <table:table-cell office:value-type="float" office:value="27625374" calcext:value-type="float">
            <text:p>2762537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21</text:p>
          </table:table-cell>
        </table:table-row>
        <table:table-row table:style-name="ro1">
          <table:table-cell office:value-type="float" office:value="6784892518" calcext:value-type="float">
            <text:p>6784892518</text:p>
          </table:table-cell>
          <table:table-cell office:value-type="float" office:value="27625375" calcext:value-type="float">
            <text:p>2762537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26-Feb-2021</text:p>
          </table:table-cell>
        </table:table-row>
        <table:table-row table:style-name="ro1">
          <table:table-cell office:value-type="float" office:value="8756047587" calcext:value-type="float">
            <text:p>8756047587</text:p>
          </table:table-cell>
          <table:table-cell office:value-type="float" office:value="27625376" calcext:value-type="float">
            <text:p>2762537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table:style-name="Default"/>
        </table:table-row>
        <table:table-row table:style-name="ro1">
          <table:table-cell office:value-type="float" office:value="6283576196" calcext:value-type="float">
            <text:p>6283576196</text:p>
          </table:table-cell>
          <table:table-cell office:value-type="float" office:value="27625377" calcext:value-type="float">
            <text:p>2762537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2</text:p>
          </table:table-cell>
        </table:table-row>
        <table:table-row table:style-name="ro1">
          <table:table-cell office:value-type="float" office:value="2274041128" calcext:value-type="float">
            <text:p>2274041128</text:p>
          </table:table-cell>
          <table:table-cell office:value-type="float" office:value="27625378" calcext:value-type="float">
            <text:p>2762537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26-Feb-2022</text:p>
          </table:table-cell>
        </table:table-row>
        <table:table-row table:style-name="ro1">
          <table:table-cell office:value-type="float" office:value="8795507256" calcext:value-type="float">
            <text:p>8795507256</text:p>
          </table:table-cell>
          <table:table-cell office:value-type="float" office:value="27625379" calcext:value-type="float">
            <text:p>2762537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table:style-name="Default"/>
        </table:table-row>
        <table:table-row table:style-name="ro1">
          <table:table-cell office:value-type="float" office:value="3605531705" calcext:value-type="float">
            <text:p>3605531705</text:p>
          </table:table-cell>
          <table:table-cell office:value-type="float" office:value="27625380" calcext:value-type="float">
            <text:p>2762538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23</text:p>
          </table:table-cell>
        </table:table-row>
        <table:table-row table:style-name="ro1">
          <table:table-cell office:value-type="float" office:value="4889305067" calcext:value-type="float">
            <text:p>4889305067</text:p>
          </table:table-cell>
          <table:table-cell office:value-type="float" office:value="27625381" calcext:value-type="float">
            <text:p>2762538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26-Feb-2023</text:p>
          </table:table-cell>
        </table:table-row>
        <table:table-row table:style-name="ro1">
          <table:table-cell office:value-type="float" office:value="1420490009" calcext:value-type="float">
            <text:p>1420490009</text:p>
          </table:table-cell>
          <table:table-cell office:value-type="float" office:value="27625382" calcext:value-type="float">
            <text:p>2762538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table:style-name="Default"/>
        </table:table-row>
        <table:table-row table:style-name="ro1">
          <table:table-cell office:value-type="float" office:value="6685160309" calcext:value-type="float">
            <text:p>6685160309</text:p>
          </table:table-cell>
          <table:table-cell office:value-type="float" office:value="27625383" calcext:value-type="float">
            <text:p>2762538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1106173044" calcext:value-type="float">
            <text:p>1106173044</text:p>
          </table:table-cell>
          <table:table-cell office:value-type="float" office:value="27625384" calcext:value-type="float">
            <text:p>2762538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8994769041" calcext:value-type="float">
            <text:p>8994769041</text:p>
          </table:table-cell>
          <table:table-cell office:value-type="float" office:value="27625385" calcext:value-type="float">
            <text:p>2762538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2296148143" calcext:value-type="float">
            <text:p>2296148143</text:p>
          </table:table-cell>
          <table:table-cell office:value-type="float" office:value="27625387" calcext:value-type="float">
            <text:p>2762538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1634314137" calcext:value-type="float">
            <text:p>1634314137</text:p>
          </table:table-cell>
          <table:table-cell office:value-type="float" office:value="27625388" calcext:value-type="float">
            <text:p>2762538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1388351671" calcext:value-type="float">
            <text:p>1388351671</text:p>
          </table:table-cell>
          <table:table-cell office:value-type="float" office:value="27625389" calcext:value-type="float">
            <text:p>2762538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1623826791" calcext:value-type="float">
            <text:p>1623826791</text:p>
          </table:table-cell>
          <table:table-cell office:value-type="float" office:value="27625390" calcext:value-type="float">
            <text:p>2762539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6705421265" calcext:value-type="float">
            <text:p>6705421265</text:p>
          </table:table-cell>
          <table:table-cell office:value-type="float" office:value="27625391" calcext:value-type="float">
            <text:p>2762539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8448727965" calcext:value-type="float">
            <text:p>8448727965</text:p>
          </table:table-cell>
          <table:table-cell office:value-type="float" office:value="27625392" calcext:value-type="float">
            <text:p>2762539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3169682933" calcext:value-type="float">
            <text:p>3169682933</text:p>
          </table:table-cell>
          <table:table-cell office:value-type="float" office:value="27625393" calcext:value-type="float">
            <text:p>2762539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3031716480" calcext:value-type="float">
            <text:p>3031716480</text:p>
          </table:table-cell>
          <table:table-cell office:value-type="float" office:value="27625394" calcext:value-type="float">
            <text:p>2762539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1988021719" calcext:value-type="float">
            <text:p>1988021719</text:p>
          </table:table-cell>
          <table:table-cell office:value-type="float" office:value="27625395" calcext:value-type="float">
            <text:p>2762539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8466905322" calcext:value-type="float">
            <text:p>8466905322</text:p>
          </table:table-cell>
          <table:table-cell office:value-type="float" office:value="27625396" calcext:value-type="float">
            <text:p>2762539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3297203494" calcext:value-type="float">
            <text:p>3297203494</text:p>
          </table:table-cell>
          <table:table-cell office:value-type="float" office:value="27625397" calcext:value-type="float">
            <text:p>2762539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6381558412" calcext:value-type="float">
            <text:p>6381558412</text:p>
          </table:table-cell>
          <table:table-cell office:value-type="float" office:value="27625398" calcext:value-type="float">
            <text:p>2762539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4</text:p>
          </table:table-cell>
        </table:table-row>
        <table:table-row table:style-name="ro1">
          <table:table-cell office:value-type="float" office:value="2981925727" calcext:value-type="float">
            <text:p>2981925727</text:p>
          </table:table-cell>
          <table:table-cell office:value-type="float" office:value="27625400" calcext:value-type="float">
            <text:p>2762540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5</text:p>
          </table:table-cell>
        </table:table-row>
        <table:table-row table:style-name="ro1">
          <table:table-cell office:value-type="float" office:value="8755970195" calcext:value-type="float">
            <text:p>8755970195</text:p>
          </table:table-cell>
          <table:table-cell office:value-type="float" office:value="27625401" calcext:value-type="float">
            <text:p>2762540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6</text:p>
          </table:table-cell>
        </table:table-row>
        <table:table-row table:style-name="ro1">
          <table:table-cell office:value-type="float" office:value="3395529993" calcext:value-type="float">
            <text:p>3395529993</text:p>
          </table:table-cell>
          <table:table-cell office:value-type="float" office:value="27625402" calcext:value-type="float">
            <text:p>276254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26</text:p>
          </table:table-cell>
        </table:table-row>
        <table:table-row table:style-name="ro1">
          <table:table-cell office:value-type="float" office:value="4706999075" calcext:value-type="float">
            <text:p>4706999075</text:p>
          </table:table-cell>
          <table:table-cell office:value-type="float" office:value="27625403" calcext:value-type="float">
            <text:p>2762540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7</text:p>
          </table:table-cell>
        </table:table-row>
        <table:table-row table:style-name="ro1">
          <table:table-cell office:value-type="float" office:value="8169613228" calcext:value-type="float">
            <text:p>8169613228</text:p>
          </table:table-cell>
          <table:table-cell office:value-type="float" office:value="27625404" calcext:value-type="float">
            <text:p>2762540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7</text:p>
          </table:table-cell>
        </table:table-row>
        <table:table-row table:style-name="ro1">
          <table:table-cell office:value-type="float" office:value="2292210169" calcext:value-type="float">
            <text:p>2292210169</text:p>
          </table:table-cell>
          <table:table-cell office:value-type="float" office:value="27625405" calcext:value-type="float">
            <text:p>2762540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28</text:p>
          </table:table-cell>
        </table:table-row>
        <table:table-row table:style-name="ro1">
          <table:table-cell office:value-type="float" office:value="1004148328" calcext:value-type="float">
            <text:p>1004148328</text:p>
          </table:table-cell>
          <table:table-cell office:value-type="float" office:value="27625406" calcext:value-type="float">
            <text:p>2762540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8</text:p>
          </table:table-cell>
        </table:table-row>
        <table:table-row table:style-name="ro1">
          <table:table-cell office:value-type="float" office:value="7955092498" calcext:value-type="float">
            <text:p>7955092498</text:p>
          </table:table-cell>
          <table:table-cell office:value-type="float" office:value="27625407" calcext:value-type="float">
            <text:p>2762540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29</text:p>
          </table:table-cell>
        </table:table-row>
        <table:table-row table:style-name="ro1">
          <table:table-cell office:value-type="float" office:value="2245588564" calcext:value-type="float">
            <text:p>2245588564</text:p>
          </table:table-cell>
          <table:table-cell office:value-type="float" office:value="27625408" calcext:value-type="float">
            <text:p>2762540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29</text:p>
          </table:table-cell>
        </table:table-row>
        <table:table-row table:style-name="ro1">
          <table:table-cell office:value-type="float" office:value="2815302088" calcext:value-type="float">
            <text:p>2815302088</text:p>
          </table:table-cell>
          <table:table-cell office:value-type="float" office:value="27625409" calcext:value-type="float">
            <text:p>2762540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30</text:p>
          </table:table-cell>
        </table:table-row>
        <table:table-row table:style-name="ro1">
          <table:table-cell office:value-type="float" office:value="6729244067" calcext:value-type="float">
            <text:p>6729244067</text:p>
          </table:table-cell>
          <table:table-cell office:value-type="float" office:value="27625410" calcext:value-type="float">
            <text:p>276254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30</text:p>
          </table:table-cell>
        </table:table-row>
        <table:table-row table:style-name="ro1">
          <table:table-cell office:value-type="float" office:value="6869723759" calcext:value-type="float">
            <text:p>6869723759</text:p>
          </table:table-cell>
          <table:table-cell office:value-type="float" office:value="27625411" calcext:value-type="float">
            <text:p>2762541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31</text:p>
          </table:table-cell>
        </table:table-row>
        <table:table-row table:style-name="ro1">
          <table:table-cell office:value-type="float" office:value="5466101198" calcext:value-type="float">
            <text:p>5466101198</text:p>
          </table:table-cell>
          <table:table-cell office:value-type="float" office:value="27625413" calcext:value-type="float">
            <text:p>2762541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33</text:p>
          </table:table-cell>
        </table:table-row>
        <table:table-row table:style-name="ro1">
          <table:table-cell office:value-type="float" office:value="2681297179" calcext:value-type="float">
            <text:p>2681297179</text:p>
          </table:table-cell>
          <table:table-cell office:value-type="float" office:value="27625414" calcext:value-type="float">
            <text:p>2762541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34</text:p>
          </table:table-cell>
        </table:table-row>
        <table:table-row table:style-name="ro1">
          <table:table-cell office:value-type="float" office:value="3023774134" calcext:value-type="float">
            <text:p>3023774134</text:p>
          </table:table-cell>
          <table:table-cell office:value-type="float" office:value="27625415" calcext:value-type="float">
            <text:p>2762541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35</text:p>
          </table:table-cell>
        </table:table-row>
        <table:table-row table:style-name="ro1">
          <table:table-cell office:value-type="float" office:value="5000079353" calcext:value-type="float">
            <text:p>5000079353</text:p>
          </table:table-cell>
          <table:table-cell office:value-type="float" office:value="27625416" calcext:value-type="float">
            <text:p>2762541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36</text:p>
          </table:table-cell>
        </table:table-row>
        <table:table-row table:style-name="ro1">
          <table:table-cell office:value-type="float" office:value="1340002075" calcext:value-type="float">
            <text:p>1340002075</text:p>
          </table:table-cell>
          <table:table-cell office:value-type="float" office:value="27625417" calcext:value-type="float">
            <text:p>2762541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37</text:p>
          </table:table-cell>
        </table:table-row>
        <table:table-row table:style-name="ro1">
          <table:table-cell office:value-type="float" office:value="8608625753" calcext:value-type="float">
            <text:p>8608625753</text:p>
          </table:table-cell>
          <table:table-cell office:value-type="float" office:value="27625418" calcext:value-type="float">
            <text:p>2762541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38</text:p>
          </table:table-cell>
        </table:table-row>
        <table:table-row table:style-name="ro1">
          <table:table-cell office:value-type="float" office:value="6069432004" calcext:value-type="float">
            <text:p>6069432004</text:p>
          </table:table-cell>
          <table:table-cell office:value-type="float" office:value="27625419" calcext:value-type="float">
            <text:p>2762541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39</text:p>
          </table:table-cell>
        </table:table-row>
        <table:table-row table:style-name="ro1">
          <table:table-cell office:value-type="float" office:value="2036658691" calcext:value-type="float">
            <text:p>2036658691</text:p>
          </table:table-cell>
          <table:table-cell office:value-type="float" office:value="27625420" calcext:value-type="float">
            <text:p>2762542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40</text:p>
          </table:table-cell>
        </table:table-row>
        <table:table-row table:style-name="ro1">
          <table:table-cell office:value-type="float" office:value="8432506837" calcext:value-type="float">
            <text:p>8432506837</text:p>
          </table:table-cell>
          <table:table-cell office:value-type="float" office:value="27625421" calcext:value-type="float">
            <text:p>2762542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41</text:p>
          </table:table-cell>
        </table:table-row>
        <table:table-row table:style-name="ro1">
          <table:table-cell office:value-type="float" office:value="2025550693" calcext:value-type="float">
            <text:p>2025550693</text:p>
          </table:table-cell>
          <table:table-cell office:value-type="float" office:value="27625422" calcext:value-type="float">
            <text:p>2762542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42</text:p>
          </table:table-cell>
        </table:table-row>
        <table:table-row table:style-name="ro1">
          <table:table-cell office:value-type="float" office:value="4713923274" calcext:value-type="float">
            <text:p>4713923274</text:p>
          </table:table-cell>
          <table:table-cell office:value-type="float" office:value="27625423" calcext:value-type="float">
            <text:p>2762542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43</text:p>
          </table:table-cell>
        </table:table-row>
        <table:table-row table:style-name="ro1">
          <table:table-cell office:value-type="float" office:value="8559149955" calcext:value-type="float">
            <text:p>8559149955</text:p>
          </table:table-cell>
          <table:table-cell office:value-type="float" office:value="27625424" calcext:value-type="float">
            <text:p>2762542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44</text:p>
          </table:table-cell>
        </table:table-row>
        <table:table-row table:style-name="ro1">
          <table:table-cell office:value-type="float" office:value="5355726996" calcext:value-type="float">
            <text:p>5355726996</text:p>
          </table:table-cell>
          <table:table-cell office:value-type="float" office:value="27625426" calcext:value-type="float">
            <text:p>2762542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46</text:p>
          </table:table-cell>
        </table:table-row>
        <table:table-row table:style-name="ro1">
          <table:table-cell office:value-type="float" office:value="8915179699" calcext:value-type="float">
            <text:p>8915179699</text:p>
          </table:table-cell>
          <table:table-cell office:value-type="float" office:value="27625427" calcext:value-type="float">
            <text:p>2762542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47</text:p>
          </table:table-cell>
        </table:table-row>
        <table:table-row table:style-name="ro1">
          <table:table-cell office:value-type="float" office:value="3861704867" calcext:value-type="float">
            <text:p>3861704867</text:p>
          </table:table-cell>
          <table:table-cell office:value-type="float" office:value="27625428" calcext:value-type="float">
            <text:p>2762542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48</text:p>
          </table:table-cell>
        </table:table-row>
        <table:table-row table:style-name="ro1">
          <table:table-cell office:value-type="float" office:value="3776568358" calcext:value-type="float">
            <text:p>3776568358</text:p>
          </table:table-cell>
          <table:table-cell office:value-type="float" office:value="27625429" calcext:value-type="float">
            <text:p>2762542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49</text:p>
          </table:table-cell>
        </table:table-row>
        <table:table-row table:style-name="ro1">
          <table:table-cell office:value-type="float" office:value="6611501983" calcext:value-type="float">
            <text:p>6611501983</text:p>
          </table:table-cell>
          <table:table-cell office:value-type="float" office:value="27625430" calcext:value-type="float">
            <text:p>2762543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50</text:p>
          </table:table-cell>
        </table:table-row>
        <table:table-row table:style-name="ro1">
          <table:table-cell office:value-type="float" office:value="6493934124" calcext:value-type="float">
            <text:p>6493934124</text:p>
          </table:table-cell>
          <table:table-cell office:value-type="float" office:value="27625431" calcext:value-type="float">
            <text:p>2762543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51</text:p>
          </table:table-cell>
        </table:table-row>
        <table:table-row table:style-name="ro1">
          <table:table-cell office:value-type="float" office:value="8138924176" calcext:value-type="float">
            <text:p>8138924176</text:p>
          </table:table-cell>
          <table:table-cell office:value-type="float" office:value="27625432" calcext:value-type="float">
            <text:p>2762543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52</text:p>
          </table:table-cell>
        </table:table-row>
        <table:table-row table:style-name="ro1">
          <table:table-cell office:value-type="float" office:value="2204164412" calcext:value-type="float">
            <text:p>2204164412</text:p>
          </table:table-cell>
          <table:table-cell office:value-type="float" office:value="27625433" calcext:value-type="float">
            <text:p>2762543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53</text:p>
          </table:table-cell>
        </table:table-row>
        <table:table-row table:style-name="ro1">
          <table:table-cell office:value-type="float" office:value="7076546640" calcext:value-type="float">
            <text:p>7076546640</text:p>
          </table:table-cell>
          <table:table-cell office:value-type="float" office:value="27625434" calcext:value-type="float">
            <text:p>2762543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54</text:p>
          </table:table-cell>
        </table:table-row>
        <table:table-row table:style-name="ro1">
          <table:table-cell office:value-type="float" office:value="7036670960" calcext:value-type="float">
            <text:p>7036670960</text:p>
          </table:table-cell>
          <table:table-cell office:value-type="float" office:value="27625435" calcext:value-type="float">
            <text:p>2762543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55</text:p>
          </table:table-cell>
        </table:table-row>
        <table:table-row table:style-name="ro1">
          <table:table-cell office:value-type="float" office:value="8762821276" calcext:value-type="float">
            <text:p>8762821276</text:p>
          </table:table-cell>
          <table:table-cell office:value-type="float" office:value="27625436" calcext:value-type="float">
            <text:p>2762543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56</text:p>
          </table:table-cell>
        </table:table-row>
        <table:table-row table:style-name="ro1">
          <table:table-cell office:value-type="float" office:value="8159681117" calcext:value-type="float">
            <text:p>8159681117</text:p>
          </table:table-cell>
          <table:table-cell office:value-type="float" office:value="27625437" calcext:value-type="float">
            <text:p>2762543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57</text:p>
          </table:table-cell>
        </table:table-row>
        <table:table-row table:style-name="ro1">
          <table:table-cell office:value-type="float" office:value="2229942666" calcext:value-type="float">
            <text:p>2229942666</text:p>
          </table:table-cell>
          <table:table-cell office:value-type="float" office:value="27625438" calcext:value-type="float">
            <text:p>2762543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58</text:p>
          </table:table-cell>
        </table:table-row>
        <table:table-row table:style-name="ro1">
          <table:table-cell office:value-type="float" office:value="6181494167" calcext:value-type="float">
            <text:p>6181494167</text:p>
          </table:table-cell>
          <table:table-cell office:value-type="float" office:value="27625440" calcext:value-type="float">
            <text:p>2762544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60</text:p>
          </table:table-cell>
        </table:table-row>
        <table:table-row table:style-name="ro1">
          <table:table-cell office:value-type="float" office:value="7620331516" calcext:value-type="float">
            <text:p>7620331516</text:p>
          </table:table-cell>
          <table:table-cell office:value-type="float" office:value="27625441" calcext:value-type="float">
            <text:p>2762544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61</text:p>
          </table:table-cell>
        </table:table-row>
        <table:table-row table:style-name="ro1">
          <table:table-cell office:value-type="float" office:value="3981165478" calcext:value-type="float">
            <text:p>3981165478</text:p>
          </table:table-cell>
          <table:table-cell office:value-type="float" office:value="27625442" calcext:value-type="float">
            <text:p>2762544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62</text:p>
          </table:table-cell>
        </table:table-row>
        <table:table-row table:style-name="ro1">
          <table:table-cell office:value-type="float" office:value="2747800914" calcext:value-type="float">
            <text:p>2747800914</text:p>
          </table:table-cell>
          <table:table-cell office:value-type="float" office:value="27625443" calcext:value-type="float">
            <text:p>2762544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63</text:p>
          </table:table-cell>
        </table:table-row>
        <table:table-row table:style-name="ro1">
          <table:table-cell office:value-type="float" office:value="8588746232" calcext:value-type="float">
            <text:p>8588746232</text:p>
          </table:table-cell>
          <table:table-cell office:value-type="float" office:value="27625444" calcext:value-type="float">
            <text:p>2762544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64</text:p>
          </table:table-cell>
        </table:table-row>
        <table:table-row table:style-name="ro1">
          <table:table-cell office:value-type="float" office:value="7216342040" calcext:value-type="float">
            <text:p>7216342040</text:p>
          </table:table-cell>
          <table:table-cell office:value-type="float" office:value="27625445" calcext:value-type="float">
            <text:p>2762544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65</text:p>
          </table:table-cell>
        </table:table-row>
        <table:table-row table:style-name="ro1">
          <table:table-cell office:value-type="float" office:value="1368674557" calcext:value-type="float">
            <text:p>1368674557</text:p>
          </table:table-cell>
          <table:table-cell office:value-type="float" office:value="27625446" calcext:value-type="float">
            <text:p>2762544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66</text:p>
          </table:table-cell>
        </table:table-row>
        <table:table-row table:style-name="ro1">
          <table:table-cell office:value-type="float" office:value="2397673706" calcext:value-type="float">
            <text:p>2397673706</text:p>
          </table:table-cell>
          <table:table-cell office:value-type="float" office:value="27625447" calcext:value-type="float">
            <text:p>2762544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67</text:p>
          </table:table-cell>
        </table:table-row>
        <table:table-row table:style-name="ro1">
          <table:table-cell office:value-type="float" office:value="6511816527" calcext:value-type="float">
            <text:p>6511816527</text:p>
          </table:table-cell>
          <table:table-cell office:value-type="float" office:value="27625448" calcext:value-type="float">
            <text:p>2762544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68</text:p>
          </table:table-cell>
        </table:table-row>
        <table:table-row table:style-name="ro1">
          <table:table-cell office:value-type="float" office:value="5660047362" calcext:value-type="float">
            <text:p>5660047362</text:p>
          </table:table-cell>
          <table:table-cell office:value-type="float" office:value="27625449" calcext:value-type="float">
            <text:p>2762544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69</text:p>
          </table:table-cell>
        </table:table-row>
        <table:table-row table:style-name="ro1">
          <table:table-cell office:value-type="float" office:value="2182361372" calcext:value-type="float">
            <text:p>2182361372</text:p>
          </table:table-cell>
          <table:table-cell office:value-type="float" office:value="27625451" calcext:value-type="float">
            <text:p>2762545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71</text:p>
          </table:table-cell>
        </table:table-row>
        <table:table-row table:style-name="ro1">
          <table:table-cell office:value-type="float" office:value="5412535816" calcext:value-type="float">
            <text:p>5412535816</text:p>
          </table:table-cell>
          <table:table-cell office:value-type="float" office:value="27625452" calcext:value-type="float">
            <text:p>2762545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72</text:p>
          </table:table-cell>
        </table:table-row>
        <table:table-row table:style-name="ro1">
          <table:table-cell office:value-type="float" office:value="4969158860" calcext:value-type="float">
            <text:p>4969158860</text:p>
          </table:table-cell>
          <table:table-cell office:value-type="float" office:value="27625453" calcext:value-type="float">
            <text:p>2762545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73</text:p>
          </table:table-cell>
        </table:table-row>
        <table:table-row table:style-name="ro1">
          <table:table-cell office:value-type="float" office:value="6900963950" calcext:value-type="float">
            <text:p>6900963950</text:p>
          </table:table-cell>
          <table:table-cell office:value-type="float" office:value="27625454" calcext:value-type="float">
            <text:p>2762545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74</text:p>
          </table:table-cell>
        </table:table-row>
        <table:table-row table:style-name="ro1">
          <table:table-cell office:value-type="float" office:value="6576117358" calcext:value-type="float">
            <text:p>6576117358</text:p>
          </table:table-cell>
          <table:table-cell office:value-type="float" office:value="27625455" calcext:value-type="float">
            <text:p>2762545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75</text:p>
          </table:table-cell>
        </table:table-row>
        <table:table-row table:style-name="ro1">
          <table:table-cell office:value-type="float" office:value="5889840061" calcext:value-type="float">
            <text:p>5889840061</text:p>
          </table:table-cell>
          <table:table-cell office:value-type="float" office:value="27625456" calcext:value-type="float">
            <text:p>2762545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76</text:p>
          </table:table-cell>
        </table:table-row>
        <table:table-row table:style-name="ro1">
          <table:table-cell office:value-type="float" office:value="6438310779" calcext:value-type="float">
            <text:p>6438310779</text:p>
          </table:table-cell>
          <table:table-cell office:value-type="float" office:value="27625457" calcext:value-type="float">
            <text:p>2762545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77</text:p>
          </table:table-cell>
        </table:table-row>
        <table:table-row table:style-name="ro1">
          <table:table-cell office:value-type="float" office:value="4896859634" calcext:value-type="float">
            <text:p>4896859634</text:p>
          </table:table-cell>
          <table:table-cell office:value-type="float" office:value="27625458" calcext:value-type="float">
            <text:p>2762545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78</text:p>
          </table:table-cell>
        </table:table-row>
        <table:table-row table:style-name="ro1">
          <table:table-cell office:value-type="float" office:value="3179188787" calcext:value-type="float">
            <text:p>3179188787</text:p>
          </table:table-cell>
          <table:table-cell office:value-type="float" office:value="27625459" calcext:value-type="float">
            <text:p>2762545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79</text:p>
          </table:table-cell>
        </table:table-row>
        <table:table-row table:style-name="ro1">
          <table:table-cell office:value-type="float" office:value="6657549743" calcext:value-type="float">
            <text:p>6657549743</text:p>
          </table:table-cell>
          <table:table-cell office:value-type="float" office:value="27625460" calcext:value-type="float">
            <text:p>2762546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80</text:p>
          </table:table-cell>
        </table:table-row>
        <table:table-row table:style-name="ro1">
          <table:table-cell office:value-type="float" office:value="1188426596" calcext:value-type="float">
            <text:p>1188426596</text:p>
          </table:table-cell>
          <table:table-cell office:value-type="float" office:value="27625461" calcext:value-type="float">
            <text:p>2762546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81</text:p>
          </table:table-cell>
        </table:table-row>
        <table:table-row table:style-name="ro1">
          <table:table-cell office:value-type="float" office:value="4523050032" calcext:value-type="float">
            <text:p>4523050032</text:p>
          </table:table-cell>
          <table:table-cell office:value-type="float" office:value="27625462" calcext:value-type="float">
            <text:p>2762546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82</text:p>
          </table:table-cell>
        </table:table-row>
        <table:table-row table:style-name="ro1">
          <table:table-cell office:value-type="float" office:value="3344187044" calcext:value-type="float">
            <text:p>3344187044</text:p>
          </table:table-cell>
          <table:table-cell office:value-type="float" office:value="27625464" calcext:value-type="float">
            <text:p>2762546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82</text:p>
          </table:table-cell>
        </table:table-row>
        <table:table-row table:style-name="ro1">
          <table:table-cell office:value-type="float" office:value="2053979494" calcext:value-type="float">
            <text:p>2053979494</text:p>
          </table:table-cell>
          <table:table-cell office:value-type="float" office:value="27625465" calcext:value-type="float">
            <text:p>2762546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83</text:p>
          </table:table-cell>
        </table:table-row>
        <table:table-row table:style-name="ro1">
          <table:table-cell office:value-type="float" office:value="8460049562" calcext:value-type="float">
            <text:p>8460049562</text:p>
          </table:table-cell>
          <table:table-cell office:value-type="float" office:value="27625466" calcext:value-type="float">
            <text:p>2762546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IGH</text:p>
          </table:table-cell>
          <table:table-cell/>
          <table:table-cell table:style-name="Default"/>
        </table:table-row>
        <table:table-row table:style-name="ro1">
          <table:table-cell office:value-type="float" office:value="3279298895" calcext:value-type="float">
            <text:p>3279298895</text:p>
          </table:table-cell>
          <table:table-cell office:value-type="float" office:value="27625467" calcext:value-type="float">
            <text:p>2762546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83</text:p>
          </table:table-cell>
        </table:table-row>
        <table:table-row table:style-name="ro1">
          <table:table-cell office:value-type="float" office:value="2447562703" calcext:value-type="float">
            <text:p>2447562703</text:p>
          </table:table-cell>
          <table:table-cell office:value-type="float" office:value="27625468" calcext:value-type="float">
            <text:p>2762546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84</text:p>
          </table:table-cell>
        </table:table-row>
        <table:table-row table:style-name="ro1">
          <table:table-cell office:value-type="float" office:value="7733233467" calcext:value-type="float">
            <text:p>7733233467</text:p>
          </table:table-cell>
          <table:table-cell office:value-type="float" office:value="27625469" calcext:value-type="float">
            <text:p>2762546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EDIUM</text:p>
          </table:table-cell>
          <table:table-cell/>
          <table:table-cell table:style-name="Default"/>
        </table:table-row>
        <table:table-row table:style-name="ro1">
          <table:table-cell office:value-type="float" office:value="3999652615" calcext:value-type="float">
            <text:p>3999652615</text:p>
          </table:table-cell>
          <table:table-cell office:value-type="float" office:value="27625470" calcext:value-type="float">
            <text:p>2762547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84</text:p>
          </table:table-cell>
        </table:table-row>
        <table:table-row table:style-name="ro1">
          <table:table-cell office:value-type="float" office:value="3127023634" calcext:value-type="float">
            <text:p>3127023634</text:p>
          </table:table-cell>
          <table:table-cell office:value-type="float" office:value="27625471" calcext:value-type="float">
            <text:p>2762547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85</text:p>
          </table:table-cell>
        </table:table-row>
        <table:table-row table:style-name="ro1">
          <table:table-cell office:value-type="float" office:value="3063906002" calcext:value-type="float">
            <text:p>3063906002</text:p>
          </table:table-cell>
          <table:table-cell office:value-type="float" office:value="27625472" calcext:value-type="float">
            <text:p>2762547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IGH</text:p>
          </table:table-cell>
          <table:table-cell/>
          <table:table-cell table:style-name="Default"/>
        </table:table-row>
        <table:table-row table:style-name="ro1">
          <table:table-cell office:value-type="float" office:value="1076981461" calcext:value-type="float">
            <text:p>1076981461</text:p>
          </table:table-cell>
          <table:table-cell office:value-type="float" office:value="27625473" calcext:value-type="float">
            <text:p>2762547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85</text:p>
          </table:table-cell>
        </table:table-row>
        <table:table-row table:style-name="ro1">
          <table:table-cell office:value-type="float" office:value="4525072978" calcext:value-type="float">
            <text:p>4525072978</text:p>
          </table:table-cell>
          <table:table-cell office:value-type="float" office:value="27625474" calcext:value-type="float">
            <text:p>2762547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86</text:p>
          </table:table-cell>
        </table:table-row>
        <table:table-row table:style-name="ro1">
          <table:table-cell office:value-type="float" office:value="6698099753" calcext:value-type="float">
            <text:p>6698099753</text:p>
          </table:table-cell>
          <table:table-cell office:value-type="float" office:value="27625475" calcext:value-type="float">
            <text:p>2762547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87</text:p>
          </table:table-cell>
        </table:table-row>
        <table:table-row table:style-name="ro1">
          <table:table-cell office:value-type="float" office:value="7605957690" calcext:value-type="float">
            <text:p>7605957690</text:p>
          </table:table-cell>
          <table:table-cell office:value-type="float" office:value="27625477" calcext:value-type="float">
            <text:p>2762547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89</text:p>
          </table:table-cell>
        </table:table-row>
        <table:table-row table:style-name="ro1">
          <table:table-cell office:value-type="float" office:value="7709240479" calcext:value-type="float">
            <text:p>7709240479</text:p>
          </table:table-cell>
          <table:table-cell office:value-type="float" office:value="27625478" calcext:value-type="float">
            <text:p>2762547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90</text:p>
          </table:table-cell>
        </table:table-row>
        <table:table-row table:style-name="ro1">
          <table:table-cell office:value-type="float" office:value="2942854227" calcext:value-type="float">
            <text:p>2942854227</text:p>
          </table:table-cell>
          <table:table-cell office:value-type="float" office:value="27625479" calcext:value-type="float">
            <text:p>2762547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91</text:p>
          </table:table-cell>
        </table:table-row>
        <table:table-row table:style-name="ro1">
          <table:table-cell office:value-type="float" office:value="6340420156" calcext:value-type="float">
            <text:p>6340420156</text:p>
          </table:table-cell>
          <table:table-cell office:value-type="float" office:value="27625480" calcext:value-type="float">
            <text:p>2762548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92</text:p>
          </table:table-cell>
        </table:table-row>
        <table:table-row table:style-name="ro1">
          <table:table-cell office:value-type="float" office:value="5026616332" calcext:value-type="float">
            <text:p>5026616332</text:p>
          </table:table-cell>
          <table:table-cell office:value-type="float" office:value="27625481" calcext:value-type="float">
            <text:p>2762548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93</text:p>
          </table:table-cell>
        </table:table-row>
        <table:table-row table:style-name="ro1">
          <table:table-cell office:value-type="float" office:value="4339050155" calcext:value-type="float">
            <text:p>4339050155</text:p>
          </table:table-cell>
          <table:table-cell office:value-type="float" office:value="27625482" calcext:value-type="float">
            <text:p>2762548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94</text:p>
          </table:table-cell>
        </table:table-row>
        <table:table-row table:style-name="ro1">
          <table:table-cell office:value-type="float" office:value="1314363621" calcext:value-type="float">
            <text:p>1314363621</text:p>
          </table:table-cell>
          <table:table-cell office:value-type="float" office:value="27625483" calcext:value-type="float">
            <text:p>2762548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95</text:p>
          </table:table-cell>
        </table:table-row>
        <table:table-row table:style-name="ro1">
          <table:table-cell office:value-type="float" office:value="6437272101" calcext:value-type="float">
            <text:p>6437272101</text:p>
          </table:table-cell>
          <table:table-cell office:value-type="float" office:value="27625484" calcext:value-type="float">
            <text:p>2762548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96</text:p>
          </table:table-cell>
        </table:table-row>
        <table:table-row table:style-name="ro1">
          <table:table-cell office:value-type="float" office:value="4288133685" calcext:value-type="float">
            <text:p>4288133685</text:p>
          </table:table-cell>
          <table:table-cell office:value-type="float" office:value="27625485" calcext:value-type="float">
            <text:p>2762548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97</text:p>
          </table:table-cell>
        </table:table-row>
        <table:table-row table:style-name="ro1">
          <table:table-cell office:value-type="float" office:value="7969166806" calcext:value-type="float">
            <text:p>7969166806</text:p>
          </table:table-cell>
          <table:table-cell office:value-type="float" office:value="27625486" calcext:value-type="float">
            <text:p>2762548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098</text:p>
          </table:table-cell>
        </table:table-row>
        <table:table-row table:style-name="ro1">
          <table:table-cell office:value-type="float" office:value="7945493033" calcext:value-type="float">
            <text:p>7945493033</text:p>
          </table:table-cell>
          <table:table-cell office:value-type="float" office:value="27625487" calcext:value-type="float">
            <text:p>2762548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099</text:p>
          </table:table-cell>
        </table:table-row>
        <table:table-row table:style-name="ro1">
          <table:table-cell office:value-type="float" office:value="8146732248" calcext:value-type="float">
            <text:p>8146732248</text:p>
          </table:table-cell>
          <table:table-cell office:value-type="float" office:value="27625488" calcext:value-type="float">
            <text:p>2762548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00</text:p>
          </table:table-cell>
        </table:table-row>
        <table:table-row table:style-name="ro1">
          <table:table-cell office:value-type="float" office:value="7848498536" calcext:value-type="float">
            <text:p>7848498536</text:p>
          </table:table-cell>
          <table:table-cell office:value-type="float" office:value="27625489" calcext:value-type="float">
            <text:p>2762548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01</text:p>
          </table:table-cell>
        </table:table-row>
        <table:table-row table:style-name="ro1">
          <table:table-cell office:value-type="float" office:value="7457990263" calcext:value-type="float">
            <text:p>7457990263</text:p>
          </table:table-cell>
          <table:table-cell office:value-type="float" office:value="27625491" calcext:value-type="float">
            <text:p>2762549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03</text:p>
          </table:table-cell>
        </table:table-row>
        <table:table-row table:style-name="ro1">
          <table:table-cell office:value-type="float" office:value="1060650585" calcext:value-type="float">
            <text:p>1060650585</text:p>
          </table:table-cell>
          <table:table-cell office:value-type="float" office:value="27625492" calcext:value-type="float">
            <text:p>2762549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04</text:p>
          </table:table-cell>
        </table:table-row>
        <table:table-row table:style-name="ro1">
          <table:table-cell office:value-type="float" office:value="7138676509" calcext:value-type="float">
            <text:p>7138676509</text:p>
          </table:table-cell>
          <table:table-cell office:value-type="float" office:value="27625493" calcext:value-type="float">
            <text:p>2762549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05</text:p>
          </table:table-cell>
        </table:table-row>
        <table:table-row table:style-name="ro1">
          <table:table-cell office:value-type="float" office:value="3001206510" calcext:value-type="float">
            <text:p>3001206510</text:p>
          </table:table-cell>
          <table:table-cell office:value-type="float" office:value="27625494" calcext:value-type="float">
            <text:p>2762549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06</text:p>
          </table:table-cell>
        </table:table-row>
        <table:table-row table:style-name="ro1">
          <table:table-cell office:value-type="float" office:value="2381587485" calcext:value-type="float">
            <text:p>2381587485</text:p>
          </table:table-cell>
          <table:table-cell office:value-type="float" office:value="27625495" calcext:value-type="float">
            <text:p>2762549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07</text:p>
          </table:table-cell>
        </table:table-row>
        <table:table-row table:style-name="ro1">
          <table:table-cell office:value-type="float" office:value="6083370112" calcext:value-type="float">
            <text:p>6083370112</text:p>
          </table:table-cell>
          <table:table-cell office:value-type="float" office:value="27625496" calcext:value-type="float">
            <text:p>2762549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08</text:p>
          </table:table-cell>
        </table:table-row>
        <table:table-row table:style-name="ro1">
          <table:table-cell office:value-type="float" office:value="3882201909" calcext:value-type="float">
            <text:p>3882201909</text:p>
          </table:table-cell>
          <table:table-cell office:value-type="float" office:value="27625497" calcext:value-type="float">
            <text:p>2762549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09</text:p>
          </table:table-cell>
        </table:table-row>
        <table:table-row table:style-name="ro1">
          <table:table-cell office:value-type="float" office:value="6720705335" calcext:value-type="float">
            <text:p>6720705335</text:p>
          </table:table-cell>
          <table:table-cell office:value-type="float" office:value="27625498" calcext:value-type="float">
            <text:p>2762549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10</text:p>
          </table:table-cell>
        </table:table-row>
        <table:table-row table:style-name="ro1">
          <table:table-cell office:value-type="float" office:value="5324654886" calcext:value-type="float">
            <text:p>5324654886</text:p>
          </table:table-cell>
          <table:table-cell office:value-type="float" office:value="27625499" calcext:value-type="float">
            <text:p>2762549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11</text:p>
          </table:table-cell>
        </table:table-row>
        <table:table-row table:style-name="ro1">
          <table:table-cell office:value-type="float" office:value="2639774411" calcext:value-type="float">
            <text:p>2639774411</text:p>
          </table:table-cell>
          <table:table-cell office:value-type="float" office:value="27625500" calcext:value-type="float">
            <text:p>2762550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12</text:p>
          </table:table-cell>
        </table:table-row>
        <table:table-row table:style-name="ro1">
          <table:table-cell office:value-type="float" office:value="5048067707" calcext:value-type="float">
            <text:p>5048067707</text:p>
          </table:table-cell>
          <table:table-cell office:value-type="float" office:value="27625502" calcext:value-type="float">
            <text:p>276255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14</text:p>
          </table:table-cell>
        </table:table-row>
        <table:table-row table:style-name="ro1">
          <table:table-cell office:value-type="float" office:value="8780552600" calcext:value-type="float">
            <text:p>8780552600</text:p>
          </table:table-cell>
          <table:table-cell office:value-type="float" office:value="27625503" calcext:value-type="float">
            <text:p>2762550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15</text:p>
          </table:table-cell>
        </table:table-row>
        <table:table-row table:style-name="ro1">
          <table:table-cell office:value-type="float" office:value="4039225098" calcext:value-type="float">
            <text:p>4039225098</text:p>
          </table:table-cell>
          <table:table-cell office:value-type="float" office:value="27625504" calcext:value-type="float">
            <text:p>2762550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16</text:p>
          </table:table-cell>
        </table:table-row>
        <table:table-row table:style-name="ro1">
          <table:table-cell office:value-type="float" office:value="8893859095" calcext:value-type="float">
            <text:p>8893859095</text:p>
          </table:table-cell>
          <table:table-cell office:value-type="float" office:value="27625505" calcext:value-type="float">
            <text:p>2762550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17</text:p>
          </table:table-cell>
        </table:table-row>
        <table:table-row table:style-name="ro1">
          <table:table-cell office:value-type="float" office:value="8735929300" calcext:value-type="float">
            <text:p>8735929300</text:p>
          </table:table-cell>
          <table:table-cell office:value-type="float" office:value="27625506" calcext:value-type="float">
            <text:p>2762550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18</text:p>
          </table:table-cell>
        </table:table-row>
        <table:table-row table:style-name="ro1">
          <table:table-cell office:value-type="float" office:value="3439006601" calcext:value-type="float">
            <text:p>3439006601</text:p>
          </table:table-cell>
          <table:table-cell office:value-type="float" office:value="27625507" calcext:value-type="float">
            <text:p>2762550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19</text:p>
          </table:table-cell>
        </table:table-row>
        <table:table-row table:style-name="ro1">
          <table:table-cell office:value-type="float" office:value="2650325995" calcext:value-type="float">
            <text:p>2650325995</text:p>
          </table:table-cell>
          <table:table-cell office:value-type="float" office:value="27625508" calcext:value-type="float">
            <text:p>2762550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20</text:p>
          </table:table-cell>
        </table:table-row>
        <table:table-row table:style-name="ro1">
          <table:table-cell office:value-type="float" office:value="7795666287" calcext:value-type="float">
            <text:p>7795666287</text:p>
          </table:table-cell>
          <table:table-cell office:value-type="float" office:value="27625509" calcext:value-type="float">
            <text:p>2762550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21</text:p>
          </table:table-cell>
        </table:table-row>
        <table:table-row table:style-name="ro1">
          <table:table-cell office:value-type="float" office:value="3277209110" calcext:value-type="float">
            <text:p>3277209110</text:p>
          </table:table-cell>
          <table:table-cell office:value-type="float" office:value="27625510" calcext:value-type="float">
            <text:p>276255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22</text:p>
          </table:table-cell>
        </table:table-row>
        <table:table-row table:style-name="ro1">
          <table:table-cell office:value-type="float" office:value="1610379506" calcext:value-type="float">
            <text:p>1610379506</text:p>
          </table:table-cell>
          <table:table-cell office:value-type="float" office:value="27625511" calcext:value-type="float">
            <text:p>2762551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23</text:p>
          </table:table-cell>
        </table:table-row>
        <table:table-row table:style-name="ro1">
          <table:table-cell office:value-type="float" office:value="2219531122" calcext:value-type="float">
            <text:p>2219531122</text:p>
          </table:table-cell>
          <table:table-cell office:value-type="float" office:value="27625513" calcext:value-type="float">
            <text:p>2762551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25</text:p>
          </table:table-cell>
        </table:table-row>
        <table:table-row table:style-name="ro1">
          <table:table-cell office:value-type="float" office:value="5056809813" calcext:value-type="float">
            <text:p>5056809813</text:p>
          </table:table-cell>
          <table:table-cell office:value-type="float" office:value="27625514" calcext:value-type="float">
            <text:p>2762551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26</text:p>
          </table:table-cell>
        </table:table-row>
        <table:table-row table:style-name="ro1">
          <table:table-cell office:value-type="float" office:value="2864958895" calcext:value-type="float">
            <text:p>2864958895</text:p>
          </table:table-cell>
          <table:table-cell office:value-type="float" office:value="27625515" calcext:value-type="float">
            <text:p>2762551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27</text:p>
          </table:table-cell>
        </table:table-row>
        <table:table-row table:style-name="ro1">
          <table:table-cell office:value-type="float" office:value="4105885669" calcext:value-type="float">
            <text:p>4105885669</text:p>
          </table:table-cell>
          <table:table-cell office:value-type="float" office:value="27625516" calcext:value-type="float">
            <text:p>2762551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28</text:p>
          </table:table-cell>
        </table:table-row>
        <table:table-row table:style-name="ro1">
          <table:table-cell office:value-type="float" office:value="3264101698" calcext:value-type="float">
            <text:p>3264101698</text:p>
          </table:table-cell>
          <table:table-cell office:value-type="float" office:value="27625517" calcext:value-type="float">
            <text:p>2762551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29</text:p>
          </table:table-cell>
        </table:table-row>
        <table:table-row table:style-name="ro1">
          <table:table-cell office:value-type="float" office:value="3069519302" calcext:value-type="float">
            <text:p>3069519302</text:p>
          </table:table-cell>
          <table:table-cell office:value-type="float" office:value="27625518" calcext:value-type="float">
            <text:p>2762551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30</text:p>
          </table:table-cell>
        </table:table-row>
        <table:table-row table:style-name="ro1">
          <table:table-cell office:value-type="float" office:value="4644130007" calcext:value-type="float">
            <text:p>4644130007</text:p>
          </table:table-cell>
          <table:table-cell office:value-type="float" office:value="27625519" calcext:value-type="float">
            <text:p>2762551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30-Jul-2131</text:p>
          </table:table-cell>
        </table:table-row>
        <table:table-row table:style-name="ro1">
          <table:table-cell office:value-type="float" office:value="3708242716" calcext:value-type="float">
            <text:p>3708242716</text:p>
          </table:table-cell>
          <table:table-cell office:value-type="float" office:value="27625520" calcext:value-type="float">
            <text:p>2762552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 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32</text:p>
          </table:table-cell>
        </table:table-row>
        <table:table-row table:style-name="ro1">
          <table:table-cell office:value-type="float" office:value="8042032932" calcext:value-type="float">
            <text:p>8042032932</text:p>
          </table:table-cell>
          <table:table-cell office:value-type="float" office:value="27625521" calcext:value-type="float">
            <text:p>2762552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33</text:p>
          </table:table-cell>
        </table:table-row>
        <table:table-row table:style-name="ro1">
          <table:table-cell office:value-type="float" office:value="3368404435" calcext:value-type="float">
            <text:p>3368404435</text:p>
          </table:table-cell>
          <table:table-cell office:value-type="float" office:value="27625522" calcext:value-type="float">
            <text:p>2762552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30-Jul-2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0:54:54.929684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4T10:58:09.688603764</dc:date>
    <meta:editing-duration>PT4H13M19S</meta:editing-duration>
    <meta:editing-cycles>6</meta:editing-cycles>
    <meta:generator>LibreOffice/6.4.7.2$Linux_X86_64 LibreOffice_project/40$Build-2</meta:generator>
    <meta:document-statistic meta:table-count="1" meta:cell-count="1541" meta:object-count="0"/>
  </office:meta>
</office:document-meta>
</file>